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Stats:</text:p>
      <text:p text:style-name="P2"/>
      <text:p text:style-name="P1">Str [ Strength ]:</text:p>
      <text:p text:style-name="P3">1 STR = 4 Attack Power</text:p>
      <text:p text:style-name="P3">1 STR = 1 Def</text:p>
      <text:p text:style-name="P3">1 STR = 1 Haste Rating</text:p>
      <text:p text:style-name="P3">1 STR = 3 Crit Rating</text:p>
      <text:p text:style-name="P3">1 STR = 3 Block Rating</text:p>
      <text:p text:style-name="P1"/>
      <text:p text:style-name="P1">Agi [ Agility ]:</text:p>
      <text:p text:style-name="P3">1 AGI = <text:s/>4 Haste Rating</text:p>
      <text:p text:style-name="P3">1 AGI = 1 Def</text:p>
      <text:p text:style-name="P3">1 AGI = 5 Dodge Rating</text:p>
      <text:p text:style-name="P3">1 AGI = 2 Crit Rating</text:p>
      <text:p text:style-name="P3"/>
      <text:p text:style-name="P1"/>
      <text:p text:style-name="P1">Vit [ Vitality ]:</text:p>
      <text:p text:style-name="P3">1 VIT = 10 HP</text:p>
      <text:p text:style-name="P3">1 VIT = 5 Def</text:p>
      <text:p text:style-name="P3">1 VIT = 3 HP Regen</text:p>
      <text:p text:style-name="P3">1 VIT = 2 Block Rating</text:p>
      <text:p text:style-name="P1"/>
      <text:p text:style-name="P1">Spr [ Spirit ]:</text:p>
      <text:p text:style-name="P3">1 SPR = 5 HP Regen</text:p>
      <text:p text:style-name="P3">1 SPR = 5 SP Regen</text:p>
      <text:p text:style-name="P3">1 SPR = 5 HP</text:p>
      <text:p text:style-name="P3">1 SPR = 5 SP</text:p>
      <text:p text:style-name="P3"/>
      <text:p text:style-name="P1">Int [ Intelligence ]:</text:p>
      <text:p text:style-name="P3">1 INT = 5 Spell Dmg</text:p>
      <text:p text:style-name="P3">1 INT = 3 SP Regen</text:p>
      <text:p text:style-name="P3">1 INT = 1 Absorb Rating</text:p>
      <text:p text:style-name="P3">1 INT = 2 Crit Rating</text:p>
      <text:p text:style-name="P1"/>
      <text:p text:style-name="P2"/>
      <text:p text:style-name="P4">Sub Stats:</text:p>
      <text:p text:style-name="P2"/>
      <text:p text:style-name="P1">Atk [ Attack ]:</text:p>
      <text:p text:style-name="P3">FinalATK = <text:s/>WepDmg*(((AtkPow/lvl)/50)+1)</text:p>
      <text:p text:style-name="P1">Example:</text:p>
      <text:p text:style-name="P3">574 = 354*(((1649/53)/50)+1)</text:p>
      <text:p text:style-name="P3">So when the weapon hits it deals 464 (if oppenent has no armor)</text:p>
      <text:p text:style-name="P1"/>
      <text:p text:style-name="P1">AtkPow[ Attack Power ]:</text:p>
      <text:p text:style-name="P3">Simple enough attack power is from stats, every 1 STR gives 4 AtkPow, Gear can give AtkPow.</text:p>
      <text:p text:style-name="P1"/>
      <text:p text:style-name="P1">Def [ Armor ]:</text:p>
      <text:p text:style-name="P3">ATKReduct% = <text:s/>(10*((Def/lvl)/50))</text:p>
      <text:p text:style-name="P1">Example:</text:p>
      <text:p text:style-name="P3">[ Toon is lvl 48 with 12967 Def ]</text:p>
      <text:p text:style-name="P3">54% = (10*((12967/48)/50))</text:p>
      <text:p text:style-name="P1"/>
      <text:p text:style-name="P1">Haste Rating [ Haste Rating ]:</text:p>
      <text:p text:style-name="P3">QuickerAttackSpeed% = <text:s/>100*(((Haste/lvl)/10)+1)</text:p>
      <text:p text:style-name="P1">Example:</text:p>
      <text:p text:style-name="P3">[ A lvl 16 toon with 86 Haste Rating ]</text:p>
      <text:p text:style-name="P3">153% <text:s/>= 100*(((86/16)/10)+1)</text:p>
      <text:p text:style-name="P3">[ A lvl 60 toon with 192 Haste Rating ]</text:p>
      <text:p text:style-name="P3">132% <text:s/>= 100*(((192/60)/10)+1)</text:p>
      <text:p text:style-name="P3"/>
      <text:p text:style-name="P1">Crit Rating [ Critical Rating ]:</text:p>
      <text:p text:style-name="P3">CritChance% = <text:s/>100*(((Crit/lvl)/5)+1)</text:p>
      <text:p text:style-name="P1">Example:</text:p>
      <text:p text:style-name="P3">[ A lvl 37 toon with 128 Crit Rating ]</text:p>
      <text:p text:style-name="P3">69% <text:s/>= (100*(((128/37)/5)+1))-100</text:p>
      <text:p text:style-name="P3"/>
      <text:p text:style-name="P1">Block [ Block Rating ]:</text:p>
      <text:p text:style-name="P3">BlockChance% = <text:s/>100*(((Block/lvl)/5)+1)</text:p>
      <text:p text:style-name="P1">Example:</text:p>
      <text:p text:style-name="P3">[ A lvl 58 toon with 213 Block Rating ]</text:p>
      <text:p text:style-name="P3">73% <text:s/>= (100*(((213/58)/5)+1))-100</text:p>
      <text:p text:style-name="P1"/>
      <text:p text:style-name="P1">Dodge [ Dodge Rating ]:</text:p>
      <text:p text:style-name="P3">DodgeChance% = <text:s/>100*(((Dodge/lvl)/7)+1)</text:p>
      <text:p text:style-name="P1">Example:</text:p>
      <text:p text:style-name="P3">[ A lvl 43 toon with 164 Dodge Rating ]</text:p>
      <text:p text:style-name="P3">54% <text:s/>= (100*(((164/43)/7)+1))-100</text:p>
      <text:p text:style-name="P5">HP [ Health Points ]:</text:p>
      <text:p text:style-name="P3">MaxHP = HP*ClassHPMod</text:p>
      <text:p text:style-name="P1">Example:</text:p>
      <text:p text:style-name="P3">[ Base HP is 1382 and class is a Hunter with a HP Modification of 1.2 ]</text:p>
      <text:p text:style-name="P3">1658=1382*1.2</text:p>
      <text:p text:style-name="P1"/>
      <text:p text:style-name="P1">SP [ Special Points ]:</text:p>
      <text:p text:style-name="P3">MaxSP = SP*ClassHPMod</text:p>
      <text:p text:style-name="P1">Example:</text:p>
      <text:p text:style-name="P3">[ Base SP is 768 and class is a Mage with a SP Modification of 1.8 ]</text:p>
      <text:p text:style-name="P3">1382=768*1.8</text:p>
      <text:p text:style-name="P1"/>
      <text:p text:style-name="P1">HP Regen [ Health Points Regeneration ]:</text:p>
      <text:p text:style-name="P3">HPRegenPer3Secs% = <text:s/>((HPRegen/lvl)/5)+1</text:p>
      <text:p text:style-name="P1">Example:</text:p>
      <text:p text:style-name="P3">[ HP Regen is 347 toon lvl is 36 ]</text:p>
      <text:p text:style-name="P3">2.9% = <text:s/>((347/36)/5)+1</text:p>
      <text:p text:style-name="P3"/>
      <text:p text:style-name="P1">SP Regen [ Special Points Regeneration ]:</text:p>
      <text:p text:style-name="P3">SPRegenPer3Secs% = <text:s/>((SPRegen/lvl)/5)+1</text:p>
      <text:p text:style-name="P1">Example:</text:p>
      <text:p text:style-name="P3">[ SP Regen is 412 toon lvl is 24 ]</text:p>
      <text:p text:style-name="P3">4.4% = <text:s/>((412/24)/5)+1</text:p>
      <text:p text:style-name="P3"/>
      <text:p text:style-name="P1">Absorb [ Absorb Rating ]:</text:p>
      <text:p text:style-name="P3">AbsorbChance% = <text:s/>100*(((Absorb/lvl)/10)+1)</text:p>
      <text:p text:style-name="P1">Example:</text:p>
      <text:p text:style-name="P3">[ A lvl 37 toon with 284 Absorb Rating ]</text:p>
      <text:p text:style-name="P3">76% <text:s/>= (100*(((284/37)/10)+1))-100</text:p>
      <text:p text:style-name="P3"/>
      <text:p text:style-name="P1">Expertise [ Expertise ]:</text:p>
      <text:p text:style-name="P3">CritDmgReduce% = <text:s/>100*(((Expt/lvl)/8)+1)</text:p>
      <text:p text:style-name="P1">Example:</text:p>
      <text:p text:style-name="P3">[ A lvl 59 toon with 189 Expertise ]</text:p>
      <text:p text:style-name="P3">40% <text:s/>= (100*(((189/59)/8)+1))-1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eron Znojemsk</meta:initial-creator>
    <meta:creation-date>2011-02-06T19:51:01.33</meta:creation-date>
    <meta:generator>OpenOffice.org/3.3$Win32 OpenOffice.org_project/330m20$Build-9567</meta:generator>
    <dc:date>2011-02-07T12:25:04.36</dc:date>
    <dc:creator>Cameron Znojemsk</dc:creator>
    <meta:editing-duration>PT3H34M10S</meta:editing-duration>
    <meta:editing-cycles>65</meta:editing-cycles>
    <meta:document-statistic meta:table-count="0" meta:image-count="0" meta:object-count="0" meta:page-count="3" meta:paragraph-count="92" meta:word-count="456" meta:character-count="2368"/>
  </office:meta>
</office:document-meta>
</file>